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218dc5" officeooo:paragraph-rsid="00218dc5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b20b" officeooo:paragraph-rsid="0021b20b" style:font-size-asian="12pt" style:font-weight-asian="bold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21b20b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1b20b" officeooo:paragraph-rsid="0021b20b" style:font-weight-asian="bol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officeooo:rsid="0021b20b" officeooo:paragraph-rsid="0021b20b" style:font-name-complex="Arial"/>
    </style:style>
    <style:style style:name="T1" style:family="text">
      <style:text-properties officeooo:rsid="001d29e0"/>
    </style:style>
    <style:style style:name="T2" style:family="text">
      <style:text-properties officeooo:rsid="001f0ee3"/>
    </style:style>
    <style:style style:name="T3" style:family="text">
      <style:text-properties officeooo:rsid="00218dc5"/>
    </style:style>
    <style:style style:name="T4" style:family="text">
      <style:text-properties officeooo:rsid="0021b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6">Imponer tratamient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1">Paciente, <text:span text:style-name="T3">méd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1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14">Existe el historial médic<text:span text:style-name="T2">o del paciente al que se va a imponer un tratami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1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<text:span text:style-name="T2">Preparar lo necesario para imponer un tratamiento a un paciente y guarda los resultados.</text:span> 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8">El sanitario señala que va a <text:span text:style-name="T3">imponer un tratamiento</text:span> al paciente y el tipo de <text:span text:style-name="T3">tratamiento</text:span> que va a realizar. El sistema indica al sanitario qué material requiere y donde encontrarlo, y permite apuntar los resultados de<text:span text:style-name="T3">l tratamiento</text:span>. 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0">1</text:p>
          </table:table-cell>
          <table:table-cell table:style-name="Tabla4.B2" office:value-type="string">
            <text:p text:style-name="P15">Sanitario: indica que quiere <text:span text:style-name="T2">realizar un tratamiento.</text:span>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2">pide para qué paciente quiere realizarlo.</text:span></text:p>
          </table:table-cell>
        </table:table-row>
        <table:table-row table:style-name="Tabla4.1">
          <table:table-cell table:style-name="Tabla4.A4" office:value-type="string">
            <text:p text:style-name="P29">3</text:p>
          </table:table-cell>
          <table:table-cell table:style-name="Tabla4.B4" office:value-type="string">
            <text:p text:style-name="P15">Sanitario: <text:span text:style-name="T1">elige el paciente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31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<text:span text:style-name="T2">pide el tipo de tratamiento.</text:span></text:p>
          </table:table-cell>
        </table:table-row>
        <table:table-row table:style-name="Tabla4.1">
          <table:table-cell table:style-name="Tabla4.A6" office:value-type="string">
            <text:p text:style-name="P32">5</text:p>
          </table:table-cell>
          <table:table-cell table:style-name="Tabla4.B6" office:value-type="string">
            <text:p text:style-name="P20">Sanitario: elige <text:span text:style-name="T2">el tipo de tratamiento.</text:span>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<text:span text:style-name="T2">muestra el material necesario y donde encontrarlo, y permite al sanitario apuntar los resultados del tratamiento.</text:span></text:p>
          </table:table-cell>
        </table:table-row>
        <table:table-row table:style-name="Tabla4.8">
          <table:table-cell table:style-name="Tabla4.A9" office:value-type="string">
            <text:p text:style-name="P32">7</text:p>
          </table:table-cell>
          <table:table-cell table:style-name="Tabla4.B9" office:value-type="string">
            <text:p text:style-name="P20">Sanitario: inserta información <text:span text:style-name="T2">sobre el tratamiento.</text:span>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2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23">El sistema guarda la información en la base de datos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3">3a</text:p>
          </table:table-cell>
          <table:table-cell table:style-name="Tabla5.B2" office:value-type="string">
            <text:p text:style-name="P13"><text:s/><text:span text:style-name="T4">El sanitario desiste de imponer un tratamiento, con lo que acaba el CU sin guardar datos.</text:span></text:p>
          </table:table-cell>
        </table:table-row>
        <table:table-row table:style-name="Tabla5.1">
          <table:table-cell table:style-name="Tabla5.A3" office:value-type="string">
            <text:p text:style-name="P33">5a</text:p>
          </table:table-cell>
          <table:table-cell table:style-name="Tabla5.B3" office:value-type="string">
            <text:p text:style-name="P34"><text:span text:style-name="T4">El sanitario desiste de imponer un tratamiento, con lo que acaba el CU sin guardar datos.</text:span></text:p>
          </table:table-cell>
        </table:table-row>
        <table:table-row table:style-name="Tabla5.1">
          <table:table-cell table:style-name="Tabla5.A4" office:value-type="string">
            <text:p text:style-name="P33">7a</text:p>
          </table:table-cell>
          <table:table-cell table:style-name="Tabla5.B4" office:value-type="string">
            <text:p text:style-name="P34"><text:span text:style-name="T4">El sanitario desiste de imponer un tratamiento, con lo que acaba el CU descartando los datos introducidos hasta el momento.</text:span></text:p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6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35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6">Medi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3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6">Alta</text:p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><text:soft-pag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8:00:18.610990433</dc:date>
    <meta:editing-cycles>14</meta:editing-cycles>
    <meta:editing-duration>PT38M23S</meta:editing-duration>
    <meta:generator>LibreOffice/5.4.5.1$Linux_X86_64 LibreOffice_project/40m0$Build-1</meta:generator>
    <meta:document-statistic meta:table-count="7" meta:image-count="0" meta:object-count="0" meta:page-count="2" meta:paragraph-count="59" meta:word-count="244" meta:character-count="1497" meta:non-whitespace-character-count="1309"/>
  </office:meta>
</office:document-meta>
</file>